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310000006C7D17E3F2B0649A6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1cf330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7" style:family="paragraph" style:parent-style-name="Standard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01dc3d3" officeooo:paragraph-rsid="001dc3d3"/>
    </style:style>
    <style:style style:name="P11" style:family="paragraph" style:parent-style-name="Standard">
      <style:text-properties officeooo:rsid="001dc3d3" officeooo:paragraph-rsid="0035d4ad"/>
    </style:style>
    <style:style style:name="P12" style:family="paragraph" style:parent-style-name="Standard">
      <style:text-properties officeooo:rsid="00201fa9" officeooo:paragraph-rsid="00201fa9"/>
    </style:style>
    <style:style style:name="P13" style:family="paragraph" style:parent-style-name="Standard">
      <style:text-properties officeooo:rsid="0030efc8" officeooo:paragraph-rsid="0030efc8"/>
    </style:style>
    <style:style style:name="P14" style:family="paragraph" style:parent-style-name="Standard">
      <style:text-properties officeooo:rsid="003d7465" officeooo:paragraph-rsid="0051cf08"/>
    </style:style>
    <style:style style:name="P15" style:family="paragraph" style:parent-style-name="Standard">
      <style:text-properties officeooo:rsid="003d7465"/>
    </style:style>
    <style:style style:name="P16" style:family="paragraph" style:parent-style-name="Standard">
      <style:text-properties officeooo:paragraph-rsid="003ec74e"/>
    </style:style>
    <style:style style:name="P17" style:family="paragraph" style:parent-style-name="Standard">
      <style:text-properties officeooo:rsid="003ec74e" officeooo:paragraph-rsid="003ec74e"/>
    </style:style>
    <style:style style:name="P18" style:family="paragraph" style:parent-style-name="Standard">
      <style:text-properties officeooo:rsid="0046e3fb" officeooo:paragraph-rsid="0046e3fb"/>
    </style:style>
    <style:style style:name="P19" style:family="paragraph" style:parent-style-name="Standard">
      <style:text-properties style:use-window-font-color="true" loext:opacity="0%" style:font-name="Times New Roman1" fo:font-size="12pt" fo:language="en" fo:country="US" officeooo:rsid="0030efc8" officeooo:paragraph-rsid="0030efc8" style:font-name-asian="Times New Roman1" style:font-size-asian="12pt" style:font-name-complex="Times New Roman1" style:font-size-complex="12pt" style:language-complex="ar" style:country-complex="SA"/>
    </style:style>
    <style:style style:name="P20" style:family="paragraph" style:parent-style-name="Standard">
      <style:text-properties style:use-window-font-color="true" loext:opacity="0%" style:font-name="Times New Roman1" fo:font-size="12pt" fo:language="en" fo:country="US" officeooo:rsid="0046e3fb" officeooo:paragraph-rsid="0046e3fb" style:font-name-asian="Times New Roman1" style:font-size-asian="12pt" style:font-name-complex="Times New Roman1" style:font-size-complex="12pt" style:language-complex="ar" style:country-complex="SA"/>
    </style:style>
    <style:style style:name="P21" style:family="paragraph" style:parent-style-name="Standard">
      <style:text-properties style:use-window-font-color="true" loext:opacity="0%" style:font-name="Times New Roman1" fo:font-size="12pt" fo:language="en" fo:country="US" officeooo:rsid="0055ca84" officeooo:paragraph-rsid="0055ca84" style:font-name-asian="Times New Roman1" style:font-size-asian="12pt" style:font-name-complex="Times New Roman1" style:font-size-complex="12pt" style:language-complex="ar" style:country-complex="SA"/>
    </style:style>
    <style:style style:name="P22" style:family="paragraph" style:parent-style-name="Standard">
      <style:text-properties officeooo:rsid="0039143e"/>
    </style:style>
    <style:style style:name="P23" style:family="paragraph" style:parent-style-name="Standard">
      <style:text-properties officeooo:rsid="005689a1" officeooo:paragraph-rsid="005689a1"/>
    </style:style>
    <style:style style:name="P2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1cf330"/>
    </style:style>
    <style:style style:name="P25" style:family="paragraph" style:parent-style-name="Heading_20_1" style:master-page-name="First_20_Page">
      <style:paragraph-properties style:page-number="auto"/>
    </style:style>
    <style:style style:name="P26" style:family="paragraph" style:parent-style-name="Standard" style:list-style-name="L1"/>
    <style:style style:name="P27" style:family="paragraph" style:parent-style-name="Standard" style:list-style-name="L1">
      <style:text-properties officeooo:rsid="0055ca84" officeooo:paragraph-rsid="0055ca84"/>
    </style:style>
    <style:style style:name="P28" style:family="paragraph" style:parent-style-name="Standard">
      <style:text-properties officeooo:paragraph-rsid="0055ca84"/>
    </style:style>
    <style:style style:name="P29" style:family="paragraph" style:parent-style-name="Standard" style:list-style-name="L2"/>
    <style:style style:name="P30" style:family="paragraph" style:parent-style-name="Standard" style:list-style-name="L2">
      <style:text-properties officeooo:paragraph-rsid="005689a1"/>
    </style:style>
    <style:style style:name="P31" style:family="paragraph" style:parent-style-name="Standard" style:list-style-name="L2">
      <style:text-properties officeooo:rsid="005689a1" officeooo:paragraph-rsid="005689a1"/>
    </style:style>
    <style:style style:name="P32" style:family="paragraph" style:parent-style-name="Standard">
      <style:text-properties officeooo:rsid="002a2c27" officeooo:paragraph-rsid="002a2c27"/>
    </style:style>
    <style:style style:name="P33" style:family="paragraph" style:parent-style-name="Text_20_body">
      <style:paragraph-properties fo:margin-left="0in" fo:margin-right="0in" fo:margin-top="0in" fo:margin-bottom="0.1181in" style:contextual-spacing="false" fo:orphans="2" fo:widows="2" fo:text-indent="0in" style:auto-text-indent="false" style:writing-mode="lr-tb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1bc89c"/>
    </style:style>
    <style:style style:name="P34" style:family="paragraph">
      <style:paragraph-properties style:writing-mode="lr-tb"/>
      <style:text-properties style:font-name="Times New Roman" fo:font-size="1pt" style:font-name-asian="Times New Roman" style:font-name-complex="Times New Roman"/>
    </style:style>
    <style:style style:name="P35" style:family="paragraph">
      <loext:graphic-properties draw:fill="solid" draw:fill-color="#c0c0c0" draw:opacity="50%"/>
      <style:paragraph-properties style:writing-mode="lr-tb"/>
      <style:text-properties style:font-name="Times New Roman" fo:font-size="1pt" style:font-name-asian="Times New Roman" style:font-name-complex="Times New Roman"/>
    </style:style>
    <style:style style:name="T1" style:family="text">
      <style:text-properties officeooo:rsid="002ed543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6888d" style:font-size-asian="8pt" style:font-size-complex="8pt"/>
    </style:style>
    <style:style style:name="T4" style:family="text">
      <style:text-properties fo:font-size="8pt" officeooo:rsid="002091d6" style:font-size-asian="8pt" style:font-size-complex="8pt"/>
    </style:style>
    <style:style style:name="T5" style:family="text">
      <style:text-properties fo:font-size="8pt" officeooo:rsid="00474eec" style:font-size-asian="8pt" style:font-size-complex="8pt"/>
    </style:style>
    <style:style style:name="T6" style:family="text">
      <style:text-properties fo:font-size="8pt" officeooo:rsid="005dc9f0" style:font-size-asian="8pt" style:font-size-complex="8pt"/>
    </style:style>
    <style:style style:name="T7" style:family="text">
      <style:text-properties style:use-window-font-color="true" loext:opacity="0%" fo:language="en" fo:country="US" officeooo:rsid="00474eec" style:font-name-asian="Times New Roman1" style:font-name-complex="Times New Roman1" style:language-complex="ar" style:country-complex="SA"/>
    </style:style>
    <style:style style:name="T8" style:family="text">
      <style:text-properties style:use-window-font-color="true" loext:opacity="0%" style:font-name="Times New Roman1" fo:font-size="12pt" fo:language="en" fo:country="US" style:font-name-asian="Times New Roman1" style:font-size-asian="12pt" style:font-name-complex="Times New Roman1" style:font-size-complex="12pt" style:language-complex="ar" style:country-complex="SA"/>
    </style:style>
    <style:style style:name="T9" style:family="text">
      <style:text-properties style:use-window-font-color="true" loext:opacity="0%" style:font-name="Times New Roman1" fo:font-size="12pt" fo:language="en" fo:country="US" officeooo:rsid="0023b73d" style:font-name-asian="Times New Roman1" style:font-size-asian="12pt" style:font-name-complex="Times New Roman1" style:font-size-complex="12pt" style:language-complex="ar" style:country-complex="SA"/>
    </style:style>
    <style:style style:name="T10" style:family="text">
      <style:text-properties style:use-window-font-color="true" loext:opacity="0%" style:font-name="Times New Roman1" fo:font-size="12pt" fo:language="en" fo:country="US" officeooo:rsid="0028b33e" style:font-name-asian="Times New Roman1" style:font-size-asian="12pt" style:font-name-complex="Times New Roman1" style:font-size-complex="12pt" style:language-complex="ar" style:country-complex="SA"/>
    </style:style>
    <style:style style:name="T11" style:family="text">
      <style:text-properties style:use-window-font-color="true" loext:opacity="0%" style:font-name="Times New Roman1" fo:font-size="12pt" fo:language="en" fo:country="US" officeooo:rsid="003070ac" style:font-name-asian="Times New Roman1" style:font-size-asian="12pt" style:font-name-complex="Times New Roman1" style:font-size-complex="12pt" style:language-complex="ar" style:country-complex="SA"/>
    </style:style>
    <style:style style:name="T12" style:family="text">
      <style:text-properties style:use-window-font-color="true" loext:opacity="0%" style:font-name="Times New Roman1" fo:font-size="12pt" fo:language="en" fo:country="US" officeooo:rsid="0031b27f" style:font-name-asian="Times New Roman1" style:font-size-asian="12pt" style:font-name-complex="Times New Roman1" style:font-size-complex="12pt" style:language-complex="ar" style:country-complex="SA"/>
    </style:style>
    <style:style style:name="T13" style:family="text">
      <style:text-properties style:use-window-font-color="true" loext:opacity="0%" style:font-name="Times New Roman1" fo:font-size="12pt" fo:language="en" fo:country="US" officeooo:rsid="0035d4ad" style:font-name-asian="Times New Roman1" style:font-size-asian="12pt" style:font-name-complex="Times New Roman1" style:font-size-complex="12pt" style:language-complex="ar" style:country-complex="SA"/>
    </style:style>
    <style:style style:name="T14" style:family="text">
      <style:text-properties style:use-window-font-color="true" loext:opacity="0%" style:font-name="Times New Roman1" fo:font-size="12pt" fo:language="en" fo:country="US" officeooo:rsid="003b7e45" style:font-name-asian="Times New Roman1" style:font-size-asian="12pt" style:font-name-complex="Times New Roman1" style:font-size-complex="12pt" style:language-complex="ar" style:country-complex="SA"/>
    </style:style>
    <style:style style:name="T15" style:family="text">
      <style:text-properties style:use-window-font-color="true" loext:opacity="0%" style:font-name="Times New Roman1" fo:font-size="12pt" fo:language="en" fo:country="US" officeooo:rsid="00424fb5" style:font-name-asian="Times New Roman1" style:font-size-asian="12pt" style:font-name-complex="Times New Roman1" style:font-size-complex="12pt" style:language-complex="ar" style:country-complex="SA"/>
    </style:style>
    <style:style style:name="T16" style:family="text">
      <style:text-properties style:use-window-font-color="true" loext:opacity="0%" style:font-name="Times New Roman1" fo:font-size="12pt" fo:language="en" fo:country="US" officeooo:rsid="00444ca8" style:font-name-asian="Times New Roman1" style:font-size-asian="12pt" style:font-name-complex="Times New Roman1" style:font-size-complex="12pt" style:language-complex="ar" style:country-complex="SA"/>
    </style:style>
    <style:style style:name="T17" style:family="text">
      <style:text-properties style:use-window-font-color="true" loext:opacity="0%" style:font-name="Times New Roman1" fo:font-size="12pt" fo:language="en" fo:country="US" officeooo:rsid="0044f6b8" style:font-name-asian="Times New Roman1" style:font-size-asian="12pt" style:font-name-complex="Times New Roman1" style:font-size-complex="12pt" style:language-complex="ar" style:country-complex="SA"/>
    </style:style>
    <style:style style:name="T18" style:family="text">
      <style:text-properties style:use-window-font-color="true" loext:opacity="0%" style:font-name="Times New Roman1" fo:font-size="12pt" fo:language="en" fo:country="US" officeooo:rsid="0046e3fb" style:font-name-asian="Times New Roman1" style:font-size-asian="12pt" style:font-name-complex="Times New Roman1" style:font-size-complex="12pt" style:language-complex="ar" style:country-complex="SA"/>
    </style:style>
    <style:style style:name="T19" style:family="text">
      <style:text-properties style:use-window-font-color="true" loext:opacity="0%" style:font-name="Times New Roman1" fo:font-size="12pt" fo:language="en" fo:country="US" officeooo:rsid="00474eec" style:font-name-asian="Times New Roman1" style:font-size-asian="12pt" style:font-name-complex="Times New Roman1" style:font-size-complex="12pt" style:language-complex="ar" style:country-complex="SA"/>
    </style:style>
    <style:style style:name="T20" style:family="text">
      <style:text-properties style:use-window-font-color="true" loext:opacity="0%" style:font-name="Times New Roman1" fo:font-size="12pt" fo:language="en" fo:country="US" officeooo:rsid="004a1b0c" style:font-name-asian="Times New Roman1" style:font-size-asian="12pt" style:font-name-complex="Times New Roman1" style:font-size-complex="12pt" style:language-complex="ar" style:country-complex="SA"/>
    </style:style>
    <style:style style:name="T21" style:family="text">
      <style:text-properties style:use-window-font-color="true" loext:opacity="0%" style:font-name="Times New Roman1" fo:font-size="12pt" fo:language="en" fo:country="US" officeooo:rsid="004d7c1f" style:font-name-asian="Times New Roman1" style:font-size-asian="12pt" style:font-name-complex="Times New Roman1" style:font-size-complex="12pt" style:language-complex="ar" style:country-complex="SA"/>
    </style:style>
    <style:style style:name="T22" style:family="text">
      <style:text-properties style:use-window-font-color="true" loext:opacity="0%" style:font-name="Times New Roman1" fo:font-size="12pt" fo:language="en" fo:country="US" officeooo:rsid="00508b08" style:font-name-asian="Times New Roman1" style:font-size-asian="12pt" style:font-name-complex="Times New Roman1" style:font-size-complex="12pt" style:language-complex="ar" style:country-complex="SA"/>
    </style:style>
    <style:style style:name="T23" style:family="text">
      <style:text-properties style:use-window-font-color="true" loext:opacity="0%" style:font-name="Times New Roman1" fo:font-size="12pt" fo:language="en" fo:country="US" officeooo:rsid="0051d4fe" style:font-name-asian="Times New Roman1" style:font-size-asian="12pt" style:font-name-complex="Times New Roman1" style:font-size-complex="12pt" style:language-complex="ar" style:country-complex="SA"/>
    </style:style>
    <style:style style:name="T24" style:family="text">
      <style:text-properties style:use-window-font-color="true" loext:opacity="0%" style:font-name="Times New Roman1" fo:font-size="12pt" fo:language="en" fo:country="US" officeooo:rsid="0055ca84" style:font-name-asian="Times New Roman1" style:font-size-asian="12pt" style:font-name-complex="Times New Roman1" style:font-size-complex="12pt" style:language-complex="ar" style:country-complex="SA"/>
    </style:style>
    <style:style style:name="T25" style:family="text">
      <style:text-properties officeooo:rsid="001dcbd5"/>
    </style:style>
    <style:style style:name="T26" style:family="text">
      <style:text-properties officeooo:rsid="001f5f3b"/>
    </style:style>
    <style:style style:name="T27" style:family="text">
      <style:text-properties officeooo:rsid="00201fa9"/>
    </style:style>
    <style:style style:name="T28" style:family="text">
      <style:text-properties officeooo:rsid="0021a7aa"/>
    </style:style>
    <style:style style:name="T29" style:family="text">
      <style:text-properties officeooo:rsid="0023b73d"/>
    </style:style>
    <style:style style:name="T30" style:family="text">
      <style:text-properties officeooo:rsid="0027398d"/>
    </style:style>
    <style:style style:name="T31" style:family="text">
      <style:text-properties officeooo:rsid="002d248f"/>
    </style:style>
    <style:style style:name="T32" style:family="text">
      <style:text-properties officeooo:rsid="00327d7a"/>
    </style:style>
    <style:style style:name="T33" style:family="text">
      <style:text-properties officeooo:rsid="0033a11a"/>
    </style:style>
    <style:style style:name="T34" style:family="text">
      <style:text-properties officeooo:rsid="00372bf0"/>
    </style:style>
    <style:style style:name="T35" style:family="text">
      <style:text-properties officeooo:rsid="003af59d"/>
    </style:style>
    <style:style style:name="T36" style:family="text">
      <style:text-properties officeooo:rsid="003b7e45"/>
    </style:style>
    <style:style style:name="T37" style:family="text">
      <style:text-properties officeooo:rsid="0046e3fb"/>
    </style:style>
    <style:style style:name="T38" style:family="text">
      <style:text-properties officeooo:rsid="004b566a"/>
    </style:style>
    <style:style style:name="T39" style:family="text">
      <style:text-properties officeooo:rsid="004b8ce2"/>
    </style:style>
    <style:style style:name="T40" style:family="text">
      <style:text-properties officeooo:rsid="004e308c"/>
    </style:style>
    <style:style style:name="T41" style:family="text">
      <style:text-properties officeooo:rsid="0051cf08"/>
    </style:style>
    <style:style style:name="T42" style:family="text">
      <style:text-properties officeooo:rsid="0053a5a9"/>
    </style:style>
    <style:style style:name="T43" style:family="text">
      <style:text-properties officeooo:rsid="005689a1"/>
    </style:style>
    <style:style style:name="T44" style:family="text">
      <style:text-properties officeooo:rsid="005729a3"/>
    </style:style>
    <style:style style:name="T45" style:family="text">
      <style:text-properties officeooo:rsid="005769f0"/>
    </style:style>
    <style:style style:name="T46" style:family="text">
      <style:text-properties style:font-name="Times New Roman" fo:font-size="1pt" style:font-name-asian="Times New Roman" style:font-name-complex="Times New Roman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style:shrink-to-fi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<text:bookmark-start text:name="__RefHeading___Toc1970_42232234"/>Introduction<text:bookmark-end text:name="__RefHeading___Toc1970_42232234"/></text:h>
      <text:p text:style-name="Standard">A Working Note is an intermediate step in <text:span text:style-name="T8">the</text:span> documentation process. <text:s/>It gathers together the content from various informal development <text:span text:style-name="T8">documents</text:span>, discussions, etc into a single place. <text:s/>One or more Working Notes form the basic for the next step, which is one or more Standard/TechNote pairs.</text:p>
      <text:p text:style-name="P10">T<text:span text:style-name="T8">h</text:span>is working note describes a <text:span text:style-name="T31">OpenLCB </text:span>protocol for a <text:span text:style-name="T23">detector</text:span><text:span text:style-name="T8"> to report its detection of a </text:span><text:span text:style-name="T19">train, including the DCC address of an associated </text:span><text:span text:style-name="T8">DCC decoder.</text:span></text:p>
      <text:p text:style-name="P10"><text:span text:style-name="T8">“</text:span><text:span text:style-name="T20">Detector</text:span><text:span text:style-name="T11">” refers to a fixed-location electronic device that can interact with a DCC decoder to ascertain the address of the DCC decoder while the decoder is in a specific area or at a specific point. </text:span><text:span text:style-name="T18">Possible implementations include but are not limited to RailCom detectors, Digitrax detectors, RFID and QR readers.</text:span></text:p>
      <text:h text:style-name="Heading_20_2" text:outline-level="2"><text:bookmark-start text:name="__RefHeading___Toc1972_42232234"/>Served Use Cases<text:bookmark-end text:name="__RefHeading___Toc1972_42232234"/></text:h>
      <text:p text:style-name="P13">A train enters a current-detected block. <text:s/>A <text:span text:style-name="T38">detector</text:span> recognizes this, <text:span text:style-name="T37">successfully </text:span>queries the decoder for its address, and reports that <text:span text:style-name="T37">information</text:span> on the OpenLCB bus. <text:span text:style-name="T32">That information results in a signal </text:span><text:span text:style-name="T33">controller</text:span><text:span text:style-name="T32"> sending a speed command such as Slow or Stop to that particular detector.</text:span></text:p>
      <text:p text:style-name="P13">A train crosses an RFID <text:span text:style-name="T39">reader</text:span> which determines the train<text:span text:style-name="T8">’s DCC address and reports that address on the </text:span><text:span text:style-name="T12">OpenLCB bus</text:span><text:span text:style-name="T8">. </text:span></text:p>
      <text:p text:style-name="P19">A train exits a current-detected block. A detector recognizes this, and reports that interaction on the OpenLCB bus.</text:p>
      <text:p text:style-name="P20">A train enters a current detected block. A detector recognizes this, and attempts unsuccessfully to query the decoder for its address. <text:s/>The detector <text:span text:style-name="T42">emits a report without decoder address information.</text:span></text:p>
      <text:h text:style-name="Heading_20_2" text:outline-level="2"><text:bookmark-start text:name="__RefHeading___Toc1974_42232234"/>Unserved Use Cases<text:bookmark-end text:name="__RefHeading___Toc1974_42232234"/></text:h>
      <text:p text:style-name="P10"><text:span text:style-name="T34">Being able to report information on a native OpenLCB (non-DCC) train is an unserved use case. </text:span>This protocol doesn<text:span text:style-name="T8">’t provide a way to report the Unique ID of a fully OpenLCB train. <text:s/>All devices being reported need to have a DCC address.</text:span></text:p>
      <text:p text:style-name="P11"><text:span text:style-name="T13">Having a monitor </text:span><text:span text:style-name="T18">tool </text:span><text:span text:style-name="T13">that can show all detection information without configuration is a unserved use case. </text:span><text:span text:style-name="T8">The Unique IDs of the </text:span><text:span text:style-name="T21">detectors</text:span><text:span text:style-name="T8">, hence the upper bytes of Event IDs to be consumed, are determined by a pre-configuration process in the consumer. <text:s/>They can’t be determined automatically. </text:span></text:p>
      <text:h text:style-name="Heading_20_1" text:outline-level="1"><text:bookmark-start text:name="__RefHeading___Toc1976_42232234"/><text:soft-page-break/>Specified Sections<text:bookmark-end text:name="__RefHeading___Toc1976_42232234"/></text:h>
      <text:p text:style-name="Standard">This is the usual section organization for a Technical Note, to accumulate the Standard and Technical Note content in its eventual order.</text:p>
      <text:h text:style-name="Heading_20_2" text:outline-level="2"><text:bookmark-start text:name="__RefHeading___Toc1978_42232234"/>Introduction<text:bookmark-end text:name="__RefHeading___Toc1978_42232234"/></text:h>
      <text:p text:style-name="Standard">Note that this section of the Standard is informative, not normative.</text:p>
      <text:h text:style-name="Heading_20_2" text:outline-level="2"><text:bookmark-start text:name="__RefHeading___Toc1980_42232234"/>Intended Use<text:bookmark-end text:name="__RefHeading___Toc1980_42232234"/></text:h>
      <text:p text:style-name="Standard">Note that this section of the Standard is informative, not normative.</text:p>
      <text:p text:style-name="P18">This protocol is intended to provide a standard way to transfer <text:span text:style-name="T40">train</text:span> location and <text:span text:style-name="T40">DCC decoder </text:span>identification information on OpenLCB DCC layouts.</text:p>
      <text:h text:style-name="Heading_20_2" text:outline-level="2"><text:bookmark-start text:name="__RefHeading___Toc1982_42232234"/>Reference and Context<text:bookmark-end text:name="__RefHeading___Toc1982_42232234"/></text:h>
      <text:p text:style-name="P22">This protocol builds on the Event Transport Protocol as defined by that Standard and Technical Note.</text:p>
      <text:h text:style-name="Heading_20_2" text:outline-level="2"><text:bookmark-start text:name="__RefHeading___Toc1984_42232234"/>Message Formats<text:bookmark-end text:name="__RefHeading___Toc1984_42232234"/></text:h>
      <text:p text:style-name="Standard"><text:span text:style-name="T35">Detection events are produced via PCER messages with an </text:span>Event ID <text:span text:style-name="T35">which </text:span><text:span text:style-name="T30">contains</text:span> </text:p>
      <text:list xml:id="list506665706" text:style-name="L1">
        <text:list-item>
          <text:p text:style-name="P26">6 byte unique ID of the <text:span text:style-name="T40">detector</text:span>,</text:p>
        </text:list-item>
        <text:list-item>
          <text:p text:style-name="P27">Two bits to represent entry/exit and forward/reverse. <text:s/>T<text:span text:style-name="T8">hese are coded:</text:span></text:p>
        </text:list-item>
      </text:list>
      <text:p text:style-name="P21"><text:tab/><text:tab/>0b00<text:tab/>unoccupied, ie exit</text:p>
      <text:p text:style-name="P21"><text:tab/><text:tab/>0b01<text:tab/>occupied, forward, ie entry</text:p>
      <text:p text:style-name="P21"><text:tab/><text:tab/>0b10<text:tab/>occupied, reverse, ie entry</text:p>
      <text:p text:style-name="P28"><text:span text:style-name="T24"><text:tab/><text:tab/>0b11 <text:tab/>occupied, direction unknown, ie entry</text:span><text:span text:style-name="T10"/></text:p>
      <text:list xml:id="list103034313725432" text:continue-numbering="true" text:style-name="L1">
        <text:list-item>
          <text:p text:style-name="P26">14 bits of DCC address</text:p>
        </text:list-item>
      </text:list>
      <text:list text:style-name="L2">
        <text:list-item>
          <text:list>
            <text:list-item>
              <text:p text:style-name="P29">If the high bits are 0x<text:span text:style-name="T43">3</text:span>8 this represents a DCC short address</text:p>
            </text:list-item>
            <text:list-item>
              <text:p text:style-name="P30"><text:span text:style-name="T25">I</text:span>f the high bits are 0x<text:span text:style-name="T43">3</text:span>9 this represents a DCC consist address</text:p>
            </text:list-item>
            <text:list-item>
              <text:p text:style-name="P31">An address of 0x3800 (short address 0) represents “unknown”.</text:p>
            </text:list-item>
            <text:list-item>
              <text:p text:style-name="P29"><text:span text:style-name="T26">O</text:span>therwise it’s a DCC long address</text:p>
            </text:list-item>
          </text:list>
        </text:list-item>
      </text:list>
      <text:p text:style-name="P23">The encoding of DCC addresses into 14 bits follow<text:span text:style-name="T45">s</text:span> the S-9.2.1.1 and RCN-218 standard<text:span text:style-name="T45">s.</text:span></text:p>
      <text:p text:style-name="P23"><text:span text:style-name="T44">The 0x3800 value is used for unknown </text:span>instead of 0x0000 because <text:span text:style-name="T44">0x0000 is</text:span> long address zero, which is a valid (though uncommon) long address.</text:p>
      <text:h text:style-name="Heading_20_2" text:outline-level="2"><text:bookmark-start text:name="__RefHeading___Toc1986_42232234"/>States<text:bookmark-end text:name="__RefHeading___Toc1986_42232234"/></text:h>
      <text:p text:style-name="P12">This protocol has no states <text:span text:style-name="T36">of it</text:span><text:span text:style-name="T14">s own.</text:span></text:p>
      <text:p text:style-name="P17"><text:soft-page-break/><text:span text:style-name="T17">A</text:span><text:span text:style-name="T8">n “exit Event ID can be sent at most once after a corresponding entry Event ID” state requirement </text:span><text:span text:style-name="T17">was discussed but not accepted.</text:span><text:span text:style-name="T8"> </text:span><text:span text:style-name="T15">Note that some hardware </text:span><text:span text:style-name="T22">detectors</text:span><text:span text:style-name="T15"> determine only that a decoder has left the monitored section, not its address, so th</text:span><text:span text:style-name="T16">ose</text:span><text:span text:style-name="T15"> scanner</text:span><text:span text:style-name="T16">s</text:span><text:span text:style-name="T15"> will be producing “NNN entry” followed by “(none) exit”. </text:span></text:p>
      <text:h text:style-name="Heading_20_2" text:outline-level="2"><text:bookmark-start text:name="__RefHeading___Toc1988_42232234"/>Interactions<text:bookmark-end text:name="__RefHeading___Toc1988_42232234"/></text:h>
      <text:p text:style-name="P16">A <text:span text:style-name="T41">detector</text:span> sends a PCER <text:span text:style-name="T27">with an Event ID as described above </text:span>when it detects entry of a decoder <text:span text:style-name="T28">into the monitored location</text:span>. It may also send a PCER when the exit of the decoder <text:span text:style-name="T28">from the monitored location is detected</text:span>.</text:p>
      <text:p text:style-name="P14">A <text:span text:style-name="T41">detector</text:span>, acting as a producer, must reply to Verify Events and Identify Producers messages with the appropriate event(s) or range.</text:p>
      <text:p text:style-name="Standard">Consumers can consume the entire 16-bit range of the lower EventID bytes. Or they can consume just the specific EventIDs that correspond to the particular decoder(s) that they’re tracking. <text:s/><text:span text:style-name="T29">In either case, they must respond to Verify Events and Identify Consumers messages with the </text:span><text:span text:style-name="T9">appropriate</text:span><text:span text:style-name="T29"> event(s) or range.</text:span></text:p>
      <text:p text:style-name="P32">There is no PIP bit allocated to this protocol.</text:p>
      <text:h text:style-name="Heading_20_1" text:outline-level="1"><text:bookmark-start text:name="__RefHeading___Toc1990_42232234"/>Background Information<text:bookmark-end text:name="__RefHeading___Toc1990_42232234"/></text:h>
      <text:p text:style-name="P15">This protocol has been implemented in several products. It is known to work for its served use cases.</text:p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"><text:s/>1 <text:s/>Introduction<text:tab/>1</text:p>
          <text:p text:style-name="P9"><text:s/>1.1 <text:s/>Served Use Cases<text:tab/>1</text:p>
          <text:p text:style-name="P9"><text:s/>1.2 <text:s/>Unserved Use Cases<text:tab/>1</text:p>
          <text:p text:style-name="P8"><text:s/>2 <text:s/>Specified Sections<text:tab/>2</text:p>
          <text:p text:style-name="P9"><text:s/>2.1 <text:s/>Introduction<text:tab/>2</text:p>
          <text:p text:style-name="P9"><text:s/>2.2 <text:s/>Intended Use<text:tab/>2</text:p>
          <text:p text:style-name="P9"><text:s/>2.3 <text:s/>Reference and Context<text:tab/>2</text:p>
          <text:p text:style-name="P9"><text:s/>2.4 <text:s/>Message Formats<text:tab/>2</text:p>
          <text:p text:style-name="P9"><text:s/>2.5 <text:s/>States<text:tab/>2</text:p>
          <text:p text:style-name="P9"><text:s/>2.6 <text:s/>Interactions<text:tab/>3</text:p>
          <text:p text:style-name="P8"><text:s/>3 <text:s/>Background Information<text:tab/>3</text:p>
        </text:index-body>
      </text:table-of-content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en" fo:country="US" style:font-name-asian="Arial Unicode MS2" style:font-size-asian="12pt" style:language-asian="zxx" style:country-asian="none" style:font-name-complex="Tahoma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2pt" fo:language="en" fo:country="US" style:font-name-asian="Arial Unicode MS2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2" style:font-family-asian="'Arial Unicode MS'" style:font-family-generic-asian="system" style:font-pitch-asian="variable" style:font-size-asian="14pt" style:font-name-complex="Tahoma3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1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1" fo:font-family="'Arial Unicode MS'" style:font-family-generic="swiss" style:font-pitch="variable" style:font-name-asian="Arial Unicode MS1" style:font-family-asian="'Arial Unicode MS'" style:font-family-generic-asian="swiss" style:font-pitch-asian="variable" style:font-name-complex="Arial Unicode MS1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/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1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1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2" fo:font-family="Tahoma" style:font-family-generic="swiss" style:font-pitch="variable" fo:font-size="8pt" style:font-size-asian="8pt" style:font-name-complex="Tahoma2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1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loext:num-list-format="%1%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number:date-style style:name="N121">
      <number:month/>
      <number:text>/</number:text>
      <number:day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  <style:text-properties style:font-name="Times New Roman" fo:font-size="1pt" style:font-name-asian="Times New Roman" style:font-name-complex="Times New Roman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" fo:font-size="1pt" style:font-name-asian="Times New Roman" style:font-name-complex="Times New Roman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1cf330"/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Text_20_body">
      <style:paragraph-properties fo:margin-left="0in" fo:margin-right="0in" fo:margin-top="0in" fo:margin-bottom="0.1181in" style:contextual-spacing="false" fo:orphans="2" fo:widows="2" fo:text-indent="0in" style:auto-text-indent="false" style:writing-mode="lr-tb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1bc89c"/>
    </style:style>
    <style:style style:name="MT1" style:family="text">
      <style:text-properties style:font-name="Times New Roman" fo:font-size="1pt" style:font-name-asian="Times New Roman" style:font-name-complex="Times New Roman"/>
    </style:style>
    <style:style style:name="MT2" style:family="text">
      <style:text-properties officeooo:rsid="002ed543"/>
    </style:style>
    <style:style style:name="MT3" style:family="text">
      <style:text-properties fo:font-size="8pt" officeooo:rsid="0016888d" style:font-size-asian="8pt" style:font-size-complex="8pt"/>
    </style:style>
    <style:style style:name="MT4" style:family="text">
      <style:text-properties fo:font-size="8pt" officeooo:rsid="005dc9f0" style:font-size-asian="8pt" style:font-size-complex="8pt"/>
    </style:style>
    <style:style style:name="MT5" style:family="text">
      <style:text-properties fo:font-size="8pt" officeooo:rsid="002091d6" style:font-size-asian="8pt" style:font-size-complex="8pt"/>
    </style:style>
    <style:style style:name="MT6" style:family="text">
      <style:text-properties fo:font-size="8pt" style:font-size-asian="8pt" style:font-size-complex="8pt"/>
    </style:style>
    <style:style style:name="MT7" style:family="text">
      <style:text-properties style:use-window-font-color="true" loext:opacity="0%" fo:language="en" fo:country="US" officeooo:rsid="00474eec" style:font-name-asian="Times New Roman1" style:font-name-complex="Times New Roman1" style:language-complex="ar" style:country-complex="SA"/>
    </style:style>
    <style:style style:name="MT8" style:family="text">
      <style:text-properties fo:font-size="8pt" officeooo:rsid="00474eec" style:font-size-asian="8pt" style:font-size-complex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style:shrink-to-fi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40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draw:custom-shape text:anchor-type="char" draw:z-index="3" draw:name="PowerPlusWaterMarkObject3" draw:style-name="Mgr1" draw:text-style-name="MP3" svg:width="6.5461in" svg:height="2.6185in" draw:transform="skewX (-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 <text:span text:style-name="MT2">Transponding</text:span> <text:span text:style-name="MT2">Protocol</text:span> Working Note</text:p>
      </style:header>
      <style:footer>
        <text:tracked-changes>
          <text:changed-region xml:id="ct105553116827872" text:id="ct105553116827872">
            <text:insertion>
              <office:change-info>
                <dc:creator>Bob Jacobsen</dc:creator>
                <dc:date>2023-09-08T10:30:12</dc:date>
              </office:change-info>
            </text:insertion>
          </text:changed-region>
          <text:changed-region xml:id="ct105553117035040" text:id="ct105553117035040">
            <text:deletion>
              <office:change-info>
                <dc:creator>Bob Jacobsen</dc:creator>
                <dc:date>2023-09-08T10:30:17</dc:date>
              </office:change-info>
              <text:p text:style-name="MP4"><text:span text:style-name="Page_20_Number"><text:span text:style-name="MT3"><text:user-defined style:data-style-name="N0" text:name="OLCByear"/></text:span></text:span></text:p>
            </text:deletion>
          </text:changed-region>
        </text:tracked-changes>
        <text:p text:style-name="MP4"><text:span text:style-name="Page_20_Number"><text:span text:style-name="MT3">Copyright 2011-</text:span></text:span><text:change-start text:change-id="ct105553116827872"/><text:span text:style-name="Page_20_Number"><text:span text:style-name="MT4">2023</text:span></text:span><text:change-end text:change-id="ct105553116827872"/><text:change text:change-id="ct105553117035040"/><text:span text:style-name="Page_20_Number"><text:span text:style-name="MT3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5"><text:tab/>Page </text:span></text:span><text:span text:style-name="Page_20_Number"><text:span text:style-name="MT5"><text:page-number text:select-page="current">4</text:page-number></text:span></text:span><text:span text:style-name="Page_20_Number"><text:span text:style-name="MT5"><text:s/>of </text:span></text:span><text:span text:style-name="Page_20_Number"><text:span text:style-name="MT5"><text:page-count style:num-format="1">4</text:page-count></text:span></text:span><text:span text:style-name="Page_20_Number"><text:span text:style-name="MT5"><text:s/>- </text:span></text:span><text:span text:style-name="Page_20_Number"><text:span text:style-name="MT6"><text:date style:data-style-name="N40" text:date-value="2023-09-08T10:30:32.049435772">Sep 8, 2023</text:date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448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4"><draw:image xlink:href="Pictures/10000000000001310000006C7D17E3F2B0649A61.png" xlink:type="simple" xlink:show="embed" xlink:actuate="onLoad" draw:mime-type="image/png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Working Note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7">DCC Detection</text:span><text:span text:style-name="MT2"> Protocol</text:span>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40" text:date-value="2023-09-08T10:30:32.119823014">Sep 8, 202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p text:style-name="MP8"><text:span text:style-name="Page_20_Number"><text:span text:style-name="MT3">Copyright 2011-</text:span></text:span><text:span text:style-name="Page_20_Number"><text:span text:style-name="MT8">2023</text:span></text:span><text:span text:style-name="Page_20_Number"><text:span text:style-name="MT3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5"><text:tab/>Page </text:span></text:span><text:span text:style-name="Page_20_Number"><text:span text:style-name="MT5"><text:page-number text:select-page="current">1</text:page-number></text:span></text:span><text:span text:style-name="Page_20_Number"><text:span text:style-name="MT5"><text:s/>of </text:span></text:span><text:span text:style-name="Page_20_Number"><text:span text:style-name="MT5"><text:page-count style:num-format="1">4</text:page-count></text:span></text:span><text:span text:style-name="Page_20_Number"><text:span text:style-name="MT5"><text:s/>- </text:span></text:span><text:span text:style-name="Page_20_Number"><text:span text:style-name="MT6"><text:date style:data-style-name="N40" text:date-value="2023-09-08T10:30:32.120818155">Sep 8, 2023</text:date></text:span></text:span><text:span text:style-name="MT3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penLCB Technical Note</dc:title>
    <meta:initial-creator>Alex Shepherd</meta:initial-creator>
    <meta:creation-date>2009-01-22T07:11:27</meta:creation-date>
    <meta:editing-cycles>136</meta:editing-cycles>
    <meta:editing-duration>P1DT51M27S</meta:editing-duration>
    <meta:generator>LibreOffice/7.4.6.2$MacOSX_X86_64 LibreOffice_project/5b1f5509c2decdade7fda905e3e1429a67acd63d</meta:generator>
    <dc:date>2023-09-08T10:30:31.647783045</dc:date>
    <dc:creator>Bob Jacobsen</dc:creator>
    <meta:document-statistic meta:table-count="1" meta:image-count="1" meta:object-count="0" meta:page-count="4" meta:paragraph-count="65" meta:word-count="905" meta:character-count="5585" meta:non-whitespace-character-count="4698"/>
    <meta:user-defined meta:name="Info 1"/>
    <meta:user-defined meta:name="Info 2"/>
    <meta:user-defined meta:name="Info 3"/>
    <meta:user-defined meta:name="Info 4"/>
  </office:meta>
</office:document-meta>
</file>